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EKIEL 25-2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OPHECY AGAINST AMMON (25:1-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OPHECY AGAINST AMMON (25:1-7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ir crimes (25:1-3, 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ir condemnation (25:4-5, 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EZEKIEL 25-28<text:s text:c="1"/></text:span><text:span text:style-name="a509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ROPHECY AGAINST AMMON (25:1-7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OPHECY AGAINST MOAB (25:8-1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ROPHECY AGAINST EDOM (25:12-14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ROPHECY AGAINST PHILISTIA (25:15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PROPHECY AGAINST TYRE (26:1-28:19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-title-Title-Slide" presentation:presentation-page-layout-name="Master1-PPL1" draw:id="Slide-259">
        <draw:frame draw:id="id96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THE PROPHECY AGAINST TYRE (26:1-28:19)<text:s text:c="1"/></text:span><text:span text:style-name="a533" text:class-names=""/></text:p>
          </draw:text-box>
          <svg:title/>
          <svg:desc/>
        </draw:frame>
        <draw:frame draw:id="id97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The splendor of Tyre (27:1-9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5" draw:style-name="a541" draw:master-page-name="Master1-Layout1-title-Title-Slide" presentation:presentation-page-layout-name="Master1-PPL1" draw:id="Slide-260">
        <draw:frame draw:id="id98" presentation:style-name="a545" draw:name="Title 1" svg:x="1.38in" svg:y="0.83in" svg:width="10.3in" svg:height="4.42in" presentation:class="title" presentation:placeholder="false">
          <draw:text-box>
            <text:p text:style-name="a544" text:class-names="" text:cond-style-name=""><text:span text:style-name="a542" text:class-names=""><text:s text:c="1"/>The splendor of Tyre (27:1-9)<text:s text:c="1"/></text:span><text:span text:style-name="a543" text:class-names=""/></text:p>
          </draw:text-box>
          <svg:title/>
          <svg:desc/>
        </draw:frame>
        <draw:frame draw:id="id99" presentation:style-name="a550" draw:name="Subtitle 2" svg:x="1.38in" svg:y="5.25in" svg:width="10.3in" svg:height="1.85in" presentation:class="subtitle" presentation:placeholder="false">
          <draw:text-box>
            <text:p text:style-name="a547" text:class-names="" text:cond-style-name=""><text:span text:style-name="a546" text:class-names=""><text:s text:c="1"/>The shipbuilding (27:1-7)<text:s text:c="1"/></text:span></text:p>
            <text:p text:style-name="a549" text:class-names="" text:cond-style-name=""><text:span text:style-name="a548" text:class-names=""/></text:p>
          </draw:text-box>
          <svg:title/>
          <svg:desc/>
        </draw:frame>
      </draw:page>
      <draw:page draw:name="Slide6" draw:style-name="a551" draw:master-page-name="Master1-Layout12-tx-Title-and-Text" presentation:presentation-page-layout-name="Master1-PPL12" draw:id="Slide-261">
        <draw:frame draw:id="id100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he shipbuilding (27:1-7)<text:s text:c="1"/></text:span><text:span text:style-name="a553" text:class-names=""/></text:p>
          </draw:text-box>
          <svg:title/>
          <svg:desc/>
        </draw:frame>
        <draw:frame draw:id="id101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Its harbor is the most beautiful in the world (27:1-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Its ships are the finest in the world (27:5-7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7" draw:style-name="a566" draw:master-page-name="Master1-Layout12-tx-Title-and-Text" presentation:presentation-page-layout-name="Master1-PPL12" draw:id="Slide-262">
        <draw:frame draw:id="id102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splendor of Tyre (27:1-9)<text:s text:c="1"/></text:span><text:span text:style-name="a568" text:class-names=""/></text:p>
          </draw:text-box>
          <svg:title/>
          <svg:desc/>
        </draw:frame>
        <draw:frame draw:id="id103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shipbuilding (27:1-7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sailors (27:8-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8" draw:style-name="a581" draw:master-page-name="Master1-Layout12-tx-Title-and-Text" presentation:presentation-page-layout-name="Master1-PPL12" draw:id="Slide-263">
        <draw:frame draw:id="id104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THE PROPHECY AGAINST TYRE (26:1-28:19)<text:s text:c="1"/></text:span><text:span text:style-name="a583" text:class-names=""/></text:p>
          </draw:text-box>
          <svg:title/>
          <svg:desc/>
        </draw:frame>
        <draw:frame draw:id="id105" presentation:style-name="a598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splendor of Tyre (27:1-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soldiers of Tyre (27:10-11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substance of Tyre (27:12-25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9" draw:style-name="a599" draw:master-page-name="Master1-Layout13-twoColTx-Title-and-2-Column-Text" presentation:presentation-page-layout-name="Master1-PPL13" draw:id="Slide-264">
        <draw:frame draw:id="id106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substance of Tyre (27:12-25):<text:s text:c="1"/></text:span><text:span text:style-name="a601" text:class-names=""/></text:p>
          </draw:text-box>
          <svg:title/>
          <svg:desc/>
        </draw:frame>
        <draw:frame draw:id="id107" presentation:style-name="a622" draw:name="Text Placeholder 2" svg:x="1.38021in" svg:y="2in" svg:width="4.61632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Silver, iron, tin, and lead (27:12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Slaves (27:1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Chariot horses, steeds, and mules (27:14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Ebony and ivory (27:15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Emeralds, purple dyes, fine linen, and jewelry of coral and rubies (27:16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  <draw:frame draw:id="id108" presentation:style-name="a641" draw:name="Text Placeholder 3" svg:x="6.16319in" svg:y="2in" svg:width="4.61632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Wheat, honey, oil, balm, wine, and wool (27:17-18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Iron and saddle cloths (27:19-20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Rams, lambs, and goats (27:2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Spices and gold (27:22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Blue cloth, embroidery, and carpets (27:23-25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0" draw:style-name="a642" draw:master-page-name="Master1-Layout12-tx-Title-and-Text" presentation:presentation-page-layout-name="Master1-PPL12" draw:id="Slide-265">
        <draw:frame draw:id="id109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THE PROPHECY AGAINST TYRE (26:1-28:19)<text:s text:c="1"/></text:span><text:span text:style-name="a644" text:class-names=""/></text:p>
          </draw:text-box>
          <svg:title/>
          <svg:desc/>
        </draw:frame>
        <draw:frame draw:id="id110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splendor of Tyre (27:1-9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soldiers of Tyre (27:10-1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substance of Tyre (27:12-25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sin of Tyre (26:1-2; 28:1-5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1" draw:style-name="a663" draw:master-page-name="Master1-Layout12-tx-Title-and-Text" presentation:presentation-page-layout-name="Master1-PPL12" draw:id="Slide-266">
        <draw:frame draw:id="id111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The sin of Tyre (26:1-2; 28:1-5)<text:s text:c="1"/></text:span><text:span text:style-name="a665" text:class-names=""/></text:p>
          </draw:text-box>
          <svg:title/>
          <svg:desc/>
        </draw:frame>
        <draw:frame draw:id="id112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city celebrates the fall of Jerusalem (26:1-2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prince of Tyre is filled with pride, conducting himself as a little god (28:1-5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2" draw:style-name="a678" draw:master-page-name="Master1-Layout12-tx-Title-and-Text" presentation:presentation-page-layout-name="Master1-PPL12" draw:id="Slide-267">
        <draw:frame draw:id="id113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THE PROPHECY AGAINST TYRE (26:1-28:19)<text:s text:c="1"/></text:span><text:span text:style-name="a680" text:class-names=""/></text:p>
          </draw:text-box>
          <svg:title/>
          <svg:desc/>
        </draw:frame>
        <draw:frame draw:id="id114" presentation:style-name="a701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splendor of Tyre (27:1-9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soldiers of Tyre (27:10-11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substance of Tyre (27:12-25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sin of Tyre (26:1-2; 28:1-5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sentence on Tyre (26:3-21; 27:26-36; 28:6-1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3" draw:style-name="a702" draw:master-page-name="Master1-Layout1-title-Title-Slide" presentation:presentation-page-layout-name="Master1-PPL1" draw:id="Slide-268">
        <draw:frame draw:id="id115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<text:s text:c="1"/>The sentence on Tyre (26:3-21; 27:26-36; 28:6-10)<text:s text:c="1"/></text:span><text:span text:style-name="a704" text:class-names=""/></text:p>
          </draw:text-box>
          <svg:title/>
          <svg:desc/>
        </draw:frame>
        <draw:frame draw:id="id116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The city will be destroyed down to its bare foundation (26:3-21; 28:6-10).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14" draw:style-name="a712" draw:master-page-name="Master1-Layout12-tx-Title-and-Text" presentation:presentation-page-layout-name="Master1-PPL12" draw:id="Slide-269">
        <draw:frame draw:id="id117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city will be destroyed down to its bare foundation (26:3-21; 28:6-10).<text:s text:c="1"/></text:span><text:span text:style-name="a714" text:class-names=""/></text:p>
          </draw:text-box>
          <svg:title/>
          <svg:desc/>
        </draw:frame>
        <draw:frame draw:id="id118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attack by the Babylonians (26:3-21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attack by the Greeks (28:6-10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5" draw:style-name="a727" draw:master-page-name="Master1-Layout12-tx-Title-and-Text" presentation:presentation-page-layout-name="Master1-PPL12" draw:id="Slide-270">
        <draw:frame draw:id="id119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<text:s text:c="1"/>The sentence on Tyre (26:3-21; 27:26-36; 28:6-10)<text:s text:c="1"/></text:span><text:span text:style-name="a729" text:class-names=""/></text:p>
          </draw:text-box>
          <svg:title/>
          <svg:desc/>
        </draw:frame>
        <draw:frame draw:id="id120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city will be destroyed down to its bare foundation (26:3-21; 28:6-10).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An ocean storm destroys its ships (27:26-36).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6" draw:style-name="a742" draw:master-page-name="Master1-Layout12-tx-Title-and-Text" presentation:presentation-page-layout-name="Master1-PPL12" draw:id="Slide-271">
        <draw:frame draw:id="id121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THE PROPHECY AGAINST TYRE (26:1-28:19)<text:s text:c="1"/></text:span><text:span text:style-name="a744" text:class-names=""/></text:p>
          </draw:text-box>
          <svg:title/>
          <svg:desc/>
        </draw:frame>
        <draw:frame draw:id="id122" presentation:style-name="a768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<text:s text:c="1"/>The splendor of Tyre (27:1-9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soldiers of Tyre (27:10-11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 substance of Tyre (27:12-25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sin of Tyre (26:1-2; 28:1-5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sentence on Tyre (26:3-21; 27:26-36; 28:6-10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satanic force behind Tyre (28:11-19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17" draw:style-name="a769" draw:master-page-name="Master1-Layout12-tx-Title-and-Text" presentation:presentation-page-layout-name="Master1-PPL12" draw:id="Slide-272">
        <draw:frame draw:id="id123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<text:s text:c="1"/>The satanic force behind Tyre (28:11-19):<text:s text:c="1"/></text:span><text:span text:style-name="a771" text:class-names=""/></text:p>
          </draw:text-box>
          <svg:title/>
          <svg:desc/>
        </draw:frame>
        <draw:frame draw:id="id124" presentation:style-name="a789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perfection (28:11-13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position (28:14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pride (28:15-16a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punishment (28:16b-19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8" draw:style-name="a790" draw:master-page-name="Master1-Layout12-tx-Title-and-Text" presentation:presentation-page-layout-name="Master1-PPL12" draw:id="Slide-273">
        <draw:frame draw:id="id125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THE PROPHECY AGAINST TYRE (26:1-28:19)<text:s text:c="1"/></text:span><text:span text:style-name="a792" text:class-names=""/></text:p>
          </draw:text-box>
          <svg:title/>
          <svg:desc/>
        </draw:frame>
        <draw:frame draw:id="id126" presentation:style-name="a816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splendor of Tyre (27:1-9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soldiers of Tyre (27:10-11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substance of Tyre (27:12-25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sin of Tyre (26:1-2; 28:1-5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sentence on Tyre (26:3-21; 27:26-36; 28:6-10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The satanic force behind Tyre (28:11-19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19" draw:style-name="a817" draw:master-page-name="Master1-Layout12-tx-Title-and-Text" presentation:presentation-page-layout-name="Master1-PPL12" draw:id="Slide-274">
        <draw:frame draw:id="id127" presentation:style-name="a821" draw:name="Title 1" svg:x="1.38in" svg:y="0.4in" svg:width="10.6in" svg:height="1.44965in" presentation:class="title" presentation:placeholder="false">
          <draw:text-box>
            <text:p text:style-name="a820" text:class-names="" text:cond-style-name=""><text:span text:style-name="a818" text:class-names="">EZEKIEL 25-28<text:s text:c="1"/></text:span><text:span text:style-name="a819" text:class-names=""/></text:p>
          </draw:text-box>
          <svg:title/>
          <svg:desc/>
        </draw:frame>
        <draw:frame draw:id="id128" presentation:style-name="a843" draw:name="Text Placeholder 2" svg:x="1.38in" svg:y="2in" svg:width="9.4in" svg:height="4.75868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2" text:class-names="">THE PROPHECY AGAINST AMMON (25:1-7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THE PROPHECY AGAINST MOAB (25:8-11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THE PROPHECY AGAINST EDOM (25:12-14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THE PROPHECY AGAINST PHILISTIA (25:15-17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THE PROPHECY AGAINST TYRE (26:1-28:19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THE PROPHECY AGAINST SIDON (28:20-26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20" draw:style-name="a844" draw:master-page-name="Master1-Layout12-tx-Title-and-Text" presentation:presentation-page-layout-name="Master1-PPL12" draw:id="Slide-275">
        <draw:frame draw:id="id129" presentation:style-name="a848" draw:name="Title 1" svg:x="1.38in" svg:y="0.4in" svg:width="10.6in" svg:height="1.44965in" presentation:class="title" presentation:placeholder="false">
          <draw:text-box>
            <text:p text:style-name="a847" text:class-names="" text:cond-style-name=""><text:span text:style-name="a845" text:class-names="">THE PROPHECY AGAINST SIDON (28:20-26)<text:s text:c="1"/></text:span><text:span text:style-name="a846" text:class-names=""/></text:p>
          </draw:text-box>
          <svg:title/>
          <svg:desc/>
        </draw:frame>
        <draw:frame draw:id="id130" presentation:style-name="a858" draw:name="Text Placeholder 2" svg:x="1.38in" svg:y="2in" svg:width="9.4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<text:s text:c="1"/>Sidon is destroyed (28:20-24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Israel is delivered (28:25-26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1" draw:style-name="a859" draw:master-page-name="Master1-Layout12-tx-Title-and-Text" presentation:presentation-page-layout-name="Master1-PPL12" draw:id="Slide-276">
        <draw:frame draw:id="id131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EZEKIEL 25-28<text:s text:c="1"/></text:span><text:span text:style-name="a861" text:class-names=""/></text:p>
          </draw:text-box>
          <svg:title/>
          <svg:desc/>
        </draw:frame>
        <draw:frame draw:id="id132" presentation:style-name="a885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THE PROPHECY AGAINST AMMON (25:1-7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THE PROPHECY AGAINST MOAB (25:8-11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THE PROPHECY AGAINST EDOM (25:12-14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THE PROPHECY AGAINST PHILISTIA (25:15-17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THE PROPHECY AGAINST TYRE (26:1-28:19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THE PROPHECY AGAINST SIDON (28:20-26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25-28 </dc:title>
    <meta:initial-creator>David STRICKLAND</meta:initial-creator>
    <dc:creator>David STRICKLAND</dc:creator>
    <meta:creation-date>2020-02-22T17:31:22Z</meta:creation-date>
    <dc:date>2020-02-22T17:31:23Z</dc:date>
    <meta:template xlink:href="BibleStudy" xlink:type="simple"/>
    <meta:editing-cycles>1</meta:editing-cycles>
    <meta:editing-duration>PT0S</meta:editing-duration>
    <meta:document-statistic meta:paragraph-count="94" meta:word-count="793"/>
  </office:meta>
</office:document-meta>
</file>